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style:font-name="Algeri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lgeri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" style:family="text">
      <style:text-properties style:font-name="Algeri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font-name="Wide Lati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Trebuchet MS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gr1" style:family="graphic">
      <style:graphic-properties draw:fill-color="#660066" draw:textarea-horizontal-align="justify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gradient" draw:fill-color="#9999ff" draw:fill-gradient-name="Red_20_Gradient_20_1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="gradient" draw:fill-color="#9999ff" draw:fill-gradient-name="Red_20_Gradient_20_2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="gradient" draw:fill-gradient-name="Gradient_20_3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gradient" draw:fill-gradient-name="Yellow_20_Gradient_20_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="gradient" draw:fill-gradient-name="Gray_20_Gradient_20_3"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ellipse text:anchor-type="paragraph" draw:z-index="0" draw:style-name="gr1" draw:text-style-name="P1" svg:width="9.951cm" svg:height="3.363cm" svg:x="3.394cm" svg:y="0.993cm"><text:p text:style-name="P1"><text:span text:style-name="T1">HAPPY BIRTHDAY</text:span></text:p></draw:ellipse><draw:custom-shape text:anchor-type="paragraph" draw:z-index="1" draw:style-name="gr2" svg:width="2.7cm" svg:height="2.938cm" svg:x="6.066cm" svg:y="10.571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2" draw:style-name="gr3" svg:width="2.091cm" svg:height="2.408cm" svg:x="3.288cm" svg:y="9.08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3" draw:style-name="gr2" svg:width="1.641cm" svg:height="1.932cm" svg:x="1.171cm" svg:y="7.899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text:anchor-type="paragraph" draw:z-index="4" draw:style-name="gr4" draw:text-style-name="P2" svg:width="4.261cm" svg:height="3.017cm" svg:x="9.479cm" svg:y="10.35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5" draw:style-name="gr4" draw:text-style-name="P2" svg:width="3.149cm" svg:height="2.62cm" svg:x="12.575cm" svg:y="8.53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6" draw:style-name="gr4" draw:text-style-name="P2" svg:width="2.832cm" svg:height="1.906cm" svg:x="14.083cm" svg:y="6.31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<draw:custom-shape text:anchor-type="paragraph" draw:z-index="7" draw:style-name="gr5" draw:text-style-name="P2" svg:width="14.156cm" svg:height="3.731cm" svg:x="1.753cm" svg:y="14.46cm"><text:p text:style-name="P2"><text:span text:style-name="T2">Wishing you a Magical Birthday</text:span></text:p><text:p/><text:p text:style-name="P2"><text:span text:style-name="T3">May God Bless You</text:span></text:p>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<draw:equation draw:name="f0" draw:formula="$0 "/><draw:equation draw:name="f1" draw:formula="?f0 /2"/><draw:equation draw:name="f2" draw:formula="right-?f1 "/><draw:equation draw:name="f3" draw:formula="right-?f0 "/><draw:equation draw:name="f4" draw:formula="?f0 +?f1 "/><draw:equation draw:name="f5" draw:formula="right-?f4 "/><draw:equation draw:name="f6" draw:formula="?f0 *2"/><draw:equation draw:name="f7" draw:formula="?f1 /2"/><draw:equation draw:name="f8" draw:formula="?f0 +?f7 "/><draw:equation draw:name="f9" draw:formula="?f1 +?f7 "/><draw:equation draw:name="f10" draw:formula="bottom-?f9 "/><draw:equation draw:name="f11" draw:formula="bottom-?f1 "/><draw:equation draw:name="f12" draw:formula="bottom-?f0 "/><draw:equation draw:name="f13" draw:formula="bottom-?f4 "/><draw:handle draw:handle-position="left $0" draw:handle-range-y-minimum="0" draw:handle-range-y-maximum="5400"/></draw:enhanced-geometry></draw:custom-shape><draw:custom-shape text:anchor-type="paragraph" draw:z-index="8" draw:style-name="gr6" svg:width="7.488cm" svg:height="3.467cm" svg:x="3.103cm" svg:y="19.646cm"><text:p><text:s text:c="2"/><text:span text:style-name="T4"><text:s/></text:span><text:span text:style-name="T4">FROM <text:s text:c="5"/>IT TEAM</text:span></text:p>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y_20_Gradient_20_3" draw:display-name="Gray Gradient 3" draw:style="linear" draw:start-color="#dddddd" draw:end-color="#808080" draw:start-intensity="100%" draw:end-intensity="100%" draw:angle="0" draw:border="0%"/>
    <draw:gradient draw:name="Red_20_Gradient_20_1" draw:display-name="Red Gradient 1" draw:style="linear" draw:start-color="#ff3333" draw:end-color="#990000" draw:start-intensity="100%" draw:end-intensity="100%" draw:angle="0" draw:border="0%"/>
    <draw:gradient draw:name="Red_20_Gradient_20_2" draw:display-name="Red Gradient 2" draw:style="linear" draw:start-color="#ff0000" draw:end-color="#cc0000" draw:start-intensity="100%" draw:end-intensity="100%" draw:angle="900" draw:border="0%"/>
    <draw:gradient draw:name="Yellow_20_Gradient_20_3" draw:display-name="Yellow Gradient 3" draw:style="linear" draw:start-color="#ffff66" draw:end-color="#ffcc00" draw:start-intensity="100%" draw:end-intensity="100%" draw:angle="0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66ff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YAN </meta:initial-creator>
    <meta:creation-date>2020-12-15T12:44:02.06</meta:creation-date>
    <meta:document-statistic meta:table-count="0" meta:image-count="0" meta:object-count="0" meta:page-count="1" meta:paragraph-count="0" meta:word-count="0" meta:character-count="0"/>
    <dc:date>2020-12-15T13:21:47.56</dc:date>
    <dc:creator>CHAYAN </dc:creator>
    <meta:editing-duration>PT6M59S</meta:editing-duration>
    <meta:editing-cycles>1</meta:editing-cycles>
    <meta:generator>OpenOffice/4.1.7$Win32 OpenOffice.org_project/417m1$Build-9800</meta:generator>
  </office:meta>
</office:document-meta>
</file>